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IteratorAdapter.VersionIteratorAdapter( Range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teratorAdapter.VersionIteratorAdapter( 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teratorAdapter.nex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teratorAdapter.VersionIteratorAdapter( Collection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